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59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62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64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69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71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72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73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74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75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76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77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78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79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80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81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82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83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84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85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86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P87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88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89" style:family="paragraph" style:parent-style-name="Standard" style:list-style-name="L37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90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91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92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93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94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95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96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97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98" style:family="paragraph" style:parent-style-name="Standard" style:list-style-name="L52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99" style:family="paragraph" style:parent-style-name="Standard" style:list-style-name="L55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00" style:family="paragraph" style:parent-style-name="Standard" style:list-style-name="L58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52dd2"/>
    </style:style>
    <style:style style:name="T6" style:family="text">
      <style:text-properties officeooo:rsid="003657f8"/>
    </style:style>
    <style:style style:name="T7" style:family="text">
      <style:text-properties officeooo:rsid="0037662c"/>
    </style:style>
    <style:style style:name="T8" style:family="text">
      <style:text-properties officeooo:rsid="0038b3b2"/>
    </style:style>
    <style:style style:name="T9" style:family="text">
      <style:text-properties officeooo:rsid="0038c462"/>
    </style:style>
    <style:style style:name="T10" style:family="text">
      <style:text-properties officeooo:rsid="003bc479"/>
    </style:style>
    <style:style style:name="T11" style:family="text">
      <style:text-properties officeooo:rsid="003f1dc5"/>
    </style:style>
    <style:style style:name="T12" style:family="text">
      <style:text-properties officeooo:rsid="0040757e"/>
    </style:style>
    <style:style style:name="T13" style:family="text">
      <style:text-properties fo:font-style="italic"/>
    </style:style>
    <style:style style:name="T14" style:family="text">
      <style:text-properties fo:font-style="italic" officeooo:rsid="0040757e"/>
    </style:style>
    <style:style style:name="T15" style:family="text">
      <style:text-properties fo:font-style="normal" officeooo:rsid="0040757e" style:font-style-asian="normal" style:font-style-complex="normal"/>
    </style:style>
    <style:style style:name="T16" style:family="text">
      <style:text-properties fo:font-style="normal" officeooo:rsid="004272e1" style:font-style-asian="normal" style:font-style-complex="normal"/>
    </style:style>
    <style:style style:name="T17" style:family="text">
      <style:text-properties officeooo:rsid="0043f962"/>
    </style:style>
    <style:style style:name="T18" style:family="text">
      <style:text-properties officeooo:rsid="00457e07"/>
    </style:style>
    <style:style style:name="T19" style:family="text">
      <style:text-properties officeooo:rsid="00470da4"/>
    </style:style>
    <style:style style:name="T20" style:family="text">
      <style:text-properties officeooo:rsid="0048e8fc"/>
    </style:style>
    <style:style style:name="T21" style:family="text">
      <style:text-properties officeooo:rsid="004cdb9e"/>
    </style:style>
    <style:style style:name="T22" style:family="text">
      <style:text-properties officeooo:rsid="004ee902"/>
    </style:style>
    <style:style style:name="T23" style:family="text">
      <style:text-properties officeooo:rsid="001c4405" fo:background-color="transparent" loext:char-shading-value="0"/>
    </style:style>
    <style:style style:name="T24" style:family="text">
      <style:text-properties officeooo:rsid="004d5e6c" fo:background-color="transparent" loext:char-shading-value="0"/>
    </style:style>
    <style:style style:name="T25" style:family="text">
      <style:text-properties officeooo:rsid="00518a67"/>
    </style:style>
    <style:style style:name="T26" style:family="text">
      <style:text-properties officeooo:rsid="005338cd"/>
    </style:style>
    <style:style style:name="T27" style:family="text">
      <style:text-properties officeooo:rsid="00579fa2"/>
    </style:style>
    <style:style style:name="T28" style:family="text">
      <style:text-properties officeooo:rsid="00596488"/>
    </style:style>
    <style:style style:name="T29" style:family="text">
      <style:text-properties officeooo:rsid="005b0419"/>
    </style:style>
    <style:style style:name="T30" style:family="text">
      <style:text-properties officeooo:rsid="005bc5cb"/>
    </style:style>
    <style:style style:name="T31" style:family="text">
      <style:text-properties officeooo:rsid="005d5d36"/>
    </style:style>
    <style:style style:name="T32" style:family="text">
      <style:text-properties officeooo:rsid="006101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3"><text:s/></text:p>
      <text:list xml:id="list2505229884827091661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7490048550836499090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43415197359460" text:continue-list="list2505229884827091661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9146285320874116057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5">exoplanets</text:span></text:p>
            </text:list-item>
            <text:list-item>
              <text:p text:style-name="P11">Leftovers: have 10 EPs -&gt; <text:span text:style-name="T5">text </text:span>first ancestors</text:p>
            </text:list-item>
          </text:list>
        </text:list-item>
      </text:list>
      <text:list xml:id="list143415435684600" text:continue-list="list143415197359460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103836167810626867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4946959396871065997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43416179605363" text:continue-list="list5103836167810626867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3902118206176233606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8">img</text:span> <text:span text:style-name="T8">T</text:span>ubu orientation</text:p>
            </text:list-item>
          </text:list>
        </text:list-item>
      </text:list>
      <text:list xml:id="list143416764061714" text:continue-list="list143416179605363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2865015992032503621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8">(àrea)</text:span></text:p>
            </text:list-item>
            <text:list-item>
              <text:p text:style-name="P16">Reproduction <text:span text:style-name="T28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6509561216121727880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43417035342861" text:continue-list="list2865015992032503621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7585658420312305188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8">img</text:span> Beagle and Darwin</text:p>
            </text:list-item>
            <text:list-item>
              <text:p text:style-name="P19">The hard way: have 10 EPs →<text:span text:style-name="T7"> text reproduction in hunter gatherers</text:span></text:p>
            </text:list-item>
          </text:list>
        </text:list-item>
      </text:list>
      <text:list xml:id="list143414948174561" text:continue-list="list143417035342861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476329529240905500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8">(àrea)</text:span></text:p>
            </text:list-item>
            <text:list-item>
              <text:p text:style-name="P21">Reproduction <text:span text:style-name="T28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1003987215839475466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43416979007675" text:continue-list="list4476329529240905500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5549649281182026424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9">txt </text:span>Origins of technology and language </text:p>
            </text:list-item>
            <text:list-item>
              <text:p text:style-name="P24"><text:span text:style-name="T6">Tech nerd: No Boosts </text:span>-&gt;<text:span text:style-name="T6"> txt </text:span>quote Feynman</text:p>
            </text:list-item>
          </text:list>
        </text:list-item>
      </text:list>
      <text:list xml:id="list143415941105791" text:continue-list="list143416979007675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20291241957948670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8">(àrea)</text:span></text:p>
            </text:list-item>
            <text:list-item>
              <text:p text:style-name="P26">Reproduction <text:span text:style-name="T28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5032989804548207559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43416223418622" text:continue-list="list20291241957948670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2951224138711645506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9">txt Ficció sobre Neanderthals</text:span></text:p>
            </text:list-item>
            <text:list-item>
              <text:p text:style-name="P70">You are not the first one: <text:span text:style-name="T25">arribar </text:span><text:s/>-&gt; img vikings, <text:span text:style-name="T26">arribar al nord-est</text:span></text:p>
            </text:list-item>
          </text:list>
        </text:list-item>
      </text:list>
      <text:list xml:id="list143416959219782" text:continue-list="list143416223418622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5121956698866697413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8">(àrea)</text:span></text:p>
            </text:list-item>
            <text:list-item>
              <text:p text:style-name="P29">Reproduction <text:span text:style-name="T28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6722346823549851354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43415023286434" text:continue-list="list5121956698866697413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4981366104344212100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9">img </text:span>Hybridation Neanderthals</text:p>
            </text:list-item>
            <text:list-item>
              <text:p text:style-name="P71">I am not an animal!: Have 10 Eps -<text:span text:style-name="T11">&gt;</text:span> <text:span text:style-name="T9">img orcas </text:span>culture is not only human</text:p>
            </text:list-item>
          </text:list>
        </text:list-item>
      </text:list>
      <text:p text:style-name="P4"/>
      <text:list xml:id="list143416839102973" text:continue-list="list143415023286434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2019681060682065788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8">(global)</text:span></text:p>
            </text:list-item>
            <text:list-item>
              <text:p text:style-name="P33">Resistance <text:span text:style-name="T28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5304754129108503425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43415586899361" text:continue-list="list2019681060682065788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553979495460094592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0">img warfare</text:span></text:p>
            </text:list-item>
            <text:list-item>
              <text:p text:style-name="P72">The world on horseback: creuar muntanyes pel nord-&gt; txt quote genghis khan</text:p>
            </text:list-item>
          </text:list>
        </text:list-item>
      </text:list>
      <text:list xml:id="list143415486544172" text:continue-list="list143415586899361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8089446331191748484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8">(àrea)</text:span></text:p>
            </text:list-item>
            <text:list-item>
              <text:p text:style-name="P36">Reproduction <text:span text:style-name="T28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6400037203018794468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43415909618303" text:continue-list="list8089446331191748484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6383642866815005076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73">Ice and fire: 10 eps → img igloo</text:p>
            </text:list-item>
          </text:list>
        </text:list-item>
      </text:list>
      <text:list xml:id="list143416236297993" text:continue-list="list143415909618303" text:style-name="L22">
        <text:list-header>
          <text:p text:style-name="P36"/>
        </text:list-header>
        <text:list-item>
          <text:p text:style-name="P36">Story:</text:p>
        </text:list-item>
      </text:list>
      <text:list xml:id="list6973735926231206119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5505397288937818427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8">(global)</text:span></text:p>
            </text:list-item>
            <text:list-item>
              <text:p text:style-name="P40">Influence <text:span text:style-name="T28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417561164793443406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43416059992246" text:continue-list="list5505397288937818427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6416448693676659074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7">txt mohawk treballadors</text:span></text:p>
            </text:list-item>
          </text:list>
        </text:list-item>
      </text:list>
      <text:list xml:id="list143415838623242" text:continue-list="list143416059992246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933777467429153486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43416491757298" text:continue-numbering="true" text:style-name="L29">
        <text:list-item>
          <text:p text:style-name="P43">Poders:</text:p>
          <text:list>
            <text:list-item>
              <text:p text:style-name="P44">Reproduction <text:span text:style-name="T28">(global)</text:span></text:p>
            </text:list-item>
            <text:list-item>
              <text:p text:style-name="P74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2661227134115311194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43416958270461" text:continue-list="list143416491757298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1903348330285501237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0">Half Way: no boosts</text:span>-<text:span text:style-name="T12">&gt; txt quote Neil deGrasse Tyson</text:span></text:p>
            </text:list-item>
          </text:list>
        </text:list-item>
      </text:list>
      <text:list xml:id="list143416572577702" text:continue-list="list143416958270461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6659854486262836925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8">(àrea)</text:span></text:p>
            </text:list-item>
            <text:list-item>
              <text:p text:style-name="P48">Mobility <text:span text:style-name="T28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4651818182622585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43416128977796" text:continue-list="list6659854486262836925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8627641132332814688" text:style-name="L34">
        <text:list-item>
          <text:list>
            <text:list-item>
              <text:p text:style-name="P87">?? : Success -&gt; Dibuix</text:p>
            </text:list-item>
            <text:list-item>
              <text:p text:style-name="P88"><text:span text:style-name="T18">Perfection 11</text:span> : Perfect -&gt; ??</text:p>
            </text:list-item>
            <text:list-item>
              <text:p text:style-name="P87">??</text:p>
            </text:list-item>
          </text:list>
        </text:list-item>
      </text:list>
      <text:list xml:id="list143416719899981" text:continue-list="list143416128977796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1857520645874209843" text:style-name="L35">
        <text:list-item>
          <text:p text:style-name="P50">Competir contra una altra població pels recursos de bosc d'una zona determinada. Dues opcions: pujar influència o guerra mentre es puja exploitation i controlant sobreexplotació</text:p>
          <text:p text:style-name="P50"/>
        </text:list-item>
        <text:list-item>
          <text:p text:style-name="P50">Atributs:</text:p>
          <text:list>
            <text:list-item>
              <text:p text:style-name="P50">Exploitation</text:p>
            </text:list-item>
            <text:list-item>
              <text:p text:style-name="P50">Influence</text:p>
            </text:list-item>
            <text:list-item>
              <text:p text:style-name="P75">Warfare</text:p>
            </text:list-item>
          </text:list>
          <text:p text:style-name="P50"/>
        </text:list-item>
        <text:list-item>
          <text:p text:style-name="P50">Poders:</text:p>
          <text:list>
            <text:list-item>
              <text:p text:style-name="P50">Reproduction <text:span text:style-name="T29">(global)</text:span></text:p>
            </text:list-item>
            <text:list-item>
              <text:p text:style-name="P76">Mobility (area)</text:p>
            </text:list-item>
          </text:list>
          <text:p text:style-name="P50"/>
        </text:list-item>
        <text:list-item>
          <text:p text:style-name="P50">Goals:</text:p>
        </text:list-item>
      </text:list>
      <text:list xml:id="list3389525849717760177" text:style-name="L36">
        <text:list-item>
          <text:list>
            <text:list-item>
              <text:p text:style-name="P51">Resources </text:p>
            </text:list-item>
            <text:list-item>
              <text:p text:style-name="P77">Dispersal</text:p>
            </text:list-item>
          </text:list>
        </text:list-item>
      </text:list>
      <text:list xml:id="list143416773548443" text:continue-list="list1857520645874209843" text:style-name="L35">
        <text:list-header>
          <text:p text:style-name="P50"/>
        </text:list-header>
        <text:list-item>
          <text:p text:style-name="P50">Achievements:</text:p>
        </text:list-item>
      </text:list>
      <text:list xml:id="list5983943558705579984" text:style-name="L37">
        <text:list-item>
          <text:list>
            <text:list-item>
              <text:p text:style-name="P89">?? : Success -&gt; Dibuix</text:p>
            </text:list-item>
            <text:list-item>
              <text:p text:style-name="P86"><text:span text:style-name="T18">Perfection 12</text:span> : Perfect →<text:span text:style-name="T22"> txt sky burials</text:span></text:p>
            </text:list-item>
            <text:list-item>
              <text:p text:style-name="P78">Do they have gills? No boost: <text:span text:style-name="T23">-&gt; </text:span><text:span text:style-name="T24">img sama bajau bucejadors</text:span></text:p>
            </text:list-item>
          </text:list>
        </text:list-item>
      </text:list>
      <text:list xml:id="list143415560818190" text:continue-list="list143416773548443" text:style-name="L35">
        <text:list-header>
          <text:p text:style-name="P50"/>
        </text:list-header>
        <text:list-item>
          <text:p text:style-name="P50">Story:</text:p>
          <text:list>
            <text:list-item>
              <text:p text:style-name="P50">Dibu: Escena d'enterrament</text:p>
            </text:list-item>
            <text:list-item>
              <text:p text:style-name="P50">Contingut: </text:p>
            </text:list-item>
            <text:list-item>
              <text:p text:style-name="P50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507412310973641729" text:style-name="L38">
        <text:list-item>
          <text:p text:style-name="P52">Agafar recursos d'una zona, arribar una altra amb ells i comerciar fins tenir XX de l'altre recurs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Trade</text:p>
            </text:list-item>
            <text:list-item>
              <text:p text:style-name="P52">Reproduction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Mobility <text:span text:style-name="T29">(àrea)</text:span></text:p>
            </text:list-item>
            <text:list-item>
              <text:p text:style-name="P52">Influence <text:span text:style-name="T29">(global)</text:span>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7367444819751479296" text:style-name="L39">
        <text:list-item>
          <text:list>
            <text:list-item>
              <text:p text:style-name="P53">Resources <text:span text:style-name="T32">(fusta)</text:span></text:p>
            </text:list-item>
            <text:list-item>
              <text:p text:style-name="P53">Resources <text:span text:style-name="T32">(mineral)</text:span></text:p>
            </text:list-item>
          </text:list>
        </text:list-item>
      </text:list>
      <text:list xml:id="list143415530095321" text:continue-list="list507412310973641729" text:style-name="L38">
        <text:list-item>
          <text:p text:style-name="P52"/>
        </text:list-item>
        <text:list-item>
          <text:p text:style-name="P52">Achievements:</text:p>
        </text:list-item>
      </text:list>
      <text:list xml:id="list8927208997970651523" text:style-name="L40">
        <text:list-item>
          <text:list>
            <text:list-item>
              <text:p text:style-name="P90">?? : Success -&gt; Dibuix</text:p>
            </text:list-item>
            <text:list-item>
              <text:p text:style-name="P91"><text:span text:style-name="T18">Perfection 13</text:span> : Perfect -&gt; ??</text:p>
            </text:list-item>
            <text:list-item>
              <text:p text:style-name="P90">??</text:p>
            </text:list-item>
          </text:list>
        </text:list-item>
      </text:list>
      <text:list xml:id="list143416848401764" text:continue-list="list143415530095321" text:style-name="L38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Aixecament d'un menhir amb el símbol dels Guies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2405783495789255626" text:style-name="L41">
        <text:list-item>
          <text:p text:style-name="P54">Aconseguir un recurs que no es té a través de warfare mentre una tercera població també el vol</text:p>
          <text:p text:style-name="P54"/>
        </text:list-item>
        <text:list-item>
          <text:p text:style-name="P54">Atributs:</text:p>
          <text:list>
            <text:list-item>
              <text:p text:style-name="P54">Trade</text:p>
            </text:list-item>
            <text:list-item>
              <text:p text:style-name="P54">Warfare</text:p>
            </text:list-item>
            <text:list-item>
              <text:p text:style-name="P54">Reproduction</text:p>
            </text:list-item>
          </text:list>
          <text:p text:style-name="P54"/>
        </text:list-item>
        <text:list-item>
          <text:p text:style-name="P54">Poders:</text:p>
          <text:list>
            <text:list-item>
              <text:p text:style-name="P54">Mobility <text:span text:style-name="T29">(àrea)</text:span></text:p>
            </text:list-item>
            <text:list-item>
              <text:p text:style-name="P54">Influence <text:span text:style-name="T29">(global)</text:span></text:p>
            </text:list-item>
          </text:list>
          <text:p text:style-name="P54"/>
        </text:list-item>
        <text:list-item>
          <text:p text:style-name="P54">Goals:</text:p>
        </text:list-item>
      </text:list>
      <text:list xml:id="list3350008146107741165" text:style-name="L42">
        <text:list-item>
          <text:list>
            <text:list-item>
              <text:p text:style-name="P55">Dispersal</text:p>
            </text:list-item>
            <text:list-item>
              <text:p text:style-name="P55">Population</text:p>
            </text:list-item>
            <text:list-item>
              <text:p text:style-name="P55">Resources</text:p>
            </text:list-item>
          </text:list>
        </text:list-item>
      </text:list>
      <text:list xml:id="list143415768017183" text:continue-list="list2405783495789255626" text:style-name="L41">
        <text:list-header>
          <text:p text:style-name="P54"/>
        </text:list-header>
        <text:list-item>
          <text:p text:style-name="P54">Achievements:</text:p>
        </text:list-item>
      </text:list>
      <text:list xml:id="list7103634676524232104" text:style-name="L43">
        <text:list-item>
          <text:list>
            <text:list-item>
              <text:p text:style-name="P92">?? : Success -&gt; Dibuix</text:p>
            </text:list-item>
            <text:list-item>
              <text:p text:style-name="P93"><text:span text:style-name="T18">Perfection 14</text:span> : Perfect -&gt; ??</text:p>
            </text:list-item>
            <text:list-item>
              <text:p text:style-name="P92">??</text:p>
            </text:list-item>
          </text:list>
        </text:list-item>
      </text:list>
      <text:list xml:id="list143416921247907" text:continue-list="list143415768017183" text:style-name="L41">
        <text:list-header>
          <text:p text:style-name="P54"/>
        </text:list-header>
        <text:list-item>
          <text:p text:style-name="P54">Story:</text:p>
          <text:list>
            <text:list-item>
              <text:p text:style-name="P54">Dibu: Escena de domesticació animals</text:p>
            </text:list-item>
            <text:list-item>
              <text:p text:style-name="P54">Contingut: </text:p>
            </text:list-item>
            <text:list-item>
              <text:p text:style-name="P54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6248018495410405460" text:style-name="L44">
        <text:list-item>
          <text:p text:style-name="P56">Agafar fusta i canviar-lo per metalls a on hi ha una altra població mitjançant trade, influence o warfare</text:p>
          <text:p text:style-name="P56"/>
        </text:list-item>
        <text:list-item>
          <text:p text:style-name="P56">Atributs: </text:p>
          <text:list>
            <text:list-item>
              <text:p text:style-name="P56">Trade</text:p>
            </text:list-item>
            <text:list-item>
              <text:p text:style-name="P56">Influence</text:p>
            </text:list-item>
            <text:list-item>
              <text:p text:style-name="P56">Mobility </text:p>
            </text:list-item>
          </text:list>
          <text:p text:style-name="P56"/>
        </text:list-item>
        <text:list-item>
          <text:p text:style-name="P56">Poders:</text:p>
          <text:list>
            <text:list-item>
              <text:p text:style-name="P56">Reproduction <text:span text:style-name="T29">(global)</text:span></text:p>
            </text:list-item>
            <text:list-item>
              <text:p text:style-name="P56">Warfare <text:span text:style-name="T29">(global)</text:span></text:p>
            </text:list-item>
          </text:list>
          <text:p text:style-name="P56"/>
        </text:list-item>
        <text:list-item>
          <text:p text:style-name="P56">Goals:</text:p>
        </text:list-item>
      </text:list>
      <text:list xml:id="list3175017194431882576" text:style-name="L45">
        <text:list-item>
          <text:list>
            <text:list-item>
              <text:p text:style-name="P57">Resources </text:p>
            </text:list-item>
            <text:list-item>
              <text:p text:style-name="P57">Resources</text:p>
            </text:list-item>
            <text:list-item>
              <text:p text:style-name="P57">Population</text:p>
            </text:list-item>
          </text:list>
        </text:list-item>
      </text:list>
      <text:list xml:id="list143415475758138" text:continue-list="list6248018495410405460" text:style-name="L44">
        <text:list-header>
          <text:p text:style-name="P56"/>
        </text:list-header>
        <text:list-item>
          <text:p text:style-name="P56">Achievements:</text:p>
        </text:list-item>
      </text:list>
      <text:list xml:id="list5503381356147994490" text:style-name="L46">
        <text:list-item>
          <text:list>
            <text:list-item>
              <text:p text:style-name="P94">?? : Success -&gt; Dibuix</text:p>
            </text:list-item>
            <text:list-item>
              <text:p text:style-name="P95"><text:span text:style-name="T18">Perfection 15</text:span> : Perfect -&gt; ??</text:p>
            </text:list-item>
            <text:list-item>
              <text:p text:style-name="P94">??</text:p>
            </text:list-item>
          </text:list>
        </text:list-item>
      </text:list>
      <text:list xml:id="list143416252324722" text:continue-list="list143415475758138" text:style-name="L44">
        <text:list-header>
          <text:p text:style-name="P56"/>
        </text:list-header>
        <text:list-item>
          <text:p text:style-name="P56">Story:</text:p>
          <text:list>
            <text:list-item>
              <text:p text:style-name="P56">Dibu: Escena d'agricultura</text:p>
            </text:list-item>
            <text:list-item>
              <text:p text:style-name="P56">Contingut: </text:p>
            </text:list-item>
            <text:list-item>
              <text:p text:style-name="P56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903330188373377630" text:style-name="L47">
        <text:list-item>
          <text:p text:style-name="P58">Transformar una zona àrida en una de ben cultivada</text:p>
          <text:p text:style-name="P58"/>
        </text:list-item>
        <text:list-item>
          <text:p text:style-name="P58">Atributs:</text:p>
          <text:list>
            <text:list-item>
              <text:p text:style-name="P58">Terraforming</text:p>
            </text:list-item>
            <text:list-item>
              <text:p text:style-name="P58">Technology</text:p>
            </text:list-item>
            <text:list-item>
              <text:p text:style-name="P58">Mobility</text:p>
            </text:list-item>
          </text:list>
          <text:p text:style-name="P58"/>
        </text:list-item>
        <text:list-item>
          <text:p text:style-name="P58">Poders:</text:p>
          <text:list>
            <text:list-item>
              <text:p text:style-name="P58">Reproduction <text:span text:style-name="T29">(global)</text:span></text:p>
            </text:list-item>
            <text:list-item>
              <text:p text:style-name="P58">Resistance <text:span text:style-name="T29">(àrea)</text:span></text:p>
            </text:list-item>
          </text:list>
          <text:p text:style-name="P58"/>
        </text:list-item>
        <text:list-item>
          <text:p text:style-name="P58">Goals:</text:p>
        </text:list-item>
      </text:list>
      <text:list xml:id="list987232011968621207" text:style-name="L48">
        <text:list-item>
          <text:list>
            <text:list-item>
              <text:p text:style-name="P59">Dispersal</text:p>
            </text:list-item>
            <text:list-item>
              <text:p text:style-name="P59">Population</text:p>
            </text:list-item>
          </text:list>
        </text:list-item>
      </text:list>
      <text:list xml:id="list143415104649581" text:continue-list="list3903330188373377630" text:style-name="L47">
        <text:list-header>
          <text:p text:style-name="P58"/>
        </text:list-header>
        <text:list-item>
          <text:p text:style-name="P58">Achievements:</text:p>
        </text:list-item>
      </text:list>
      <text:list xml:id="list9045045347111981939" text:style-name="L49">
        <text:list-item>
          <text:list>
            <text:list-item>
              <text:p text:style-name="P96">?? : Success -&gt; Dibuix</text:p>
            </text:list-item>
            <text:list-item>
              <text:p text:style-name="P97"><text:span text:style-name="T18">Perfection 16</text:span> : Perfect -&gt; ??</text:p>
            </text:list-item>
            <text:list-item>
              <text:p text:style-name="P96">??</text:p>
            </text:list-item>
          </text:list>
        </text:list-item>
      </text:list>
      <text:list xml:id="list143416039228591" text:continue-list="list143415104649581" text:style-name="L47">
        <text:list-header>
          <text:p text:style-name="P58"/>
        </text:list-header>
        <text:list-item>
          <text:p text:style-name="P58">Story:</text:p>
          <text:list>
            <text:list-item>
              <text:p text:style-name="P58">Dibu: Escena de pesca</text:p>
            </text:list-item>
            <text:list-item>
              <text:p text:style-name="P58">Contingut: </text:p>
            </text:list-item>
            <text:list-item>
              <text:p text:style-name="P58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7788506817095505273" text:style-name="L50">
        <text:list-item>
          <text:p text:style-name="P60">Expandir una població mitjançant terraforming mentre es recolecta un recurs (cal evitar sobreexplotació)</text:p>
          <text:p text:style-name="P60"/>
        </text:list-item>
        <text:list-item>
          <text:p text:style-name="P60">Atributs:</text:p>
          <text:list>
            <text:list-item>
              <text:p text:style-name="P60">Terraform</text:p>
            </text:list-item>
            <text:list-item>
              <text:p text:style-name="P60">Exploitation</text:p>
            </text:list-item>
            <text:list-item>
              <text:p text:style-name="P60">Reproduction</text:p>
            </text:list-item>
          </text:list>
          <text:p text:style-name="P60"/>
        </text:list-item>
        <text:list-item>
          <text:p text:style-name="P60">Poders:</text:p>
          <text:list>
            <text:list-item>
              <text:p text:style-name="P60">Resistance <text:span text:style-name="T29">(àrea)</text:span></text:p>
            </text:list-item>
            <text:list-item>
              <text:p text:style-name="P60">Reproduction <text:span text:style-name="T29">(global)</text:span></text:p>
            </text:list-item>
          </text:list>
          <text:p text:style-name="P60"/>
        </text:list-item>
        <text:list-item>
          <text:p text:style-name="P60">Goals:</text:p>
        </text:list-item>
      </text:list>
      <text:list xml:id="list2636318283381317640" text:style-name="L51">
        <text:list-item>
          <text:list>
            <text:list-item>
              <text:p text:style-name="P62">Population</text:p>
            </text:list-item>
            <text:list-item>
              <text:p text:style-name="P62">Dispersal</text:p>
            </text:list-item>
            <text:list-item>
              <text:p text:style-name="P62">Resources</text:p>
            </text:list-item>
          </text:list>
        </text:list-item>
      </text:list>
      <text:list xml:id="list143415413124629" text:continue-list="list7788506817095505273" text:style-name="L50">
        <text:list-header>
          <text:p text:style-name="P60"/>
        </text:list-header>
        <text:list-item>
          <text:p text:style-name="P60">Achievements:</text:p>
        </text:list-item>
      </text:list>
      <text:list xml:id="list7237487321892568897" text:style-name="L52">
        <text:list-item>
          <text:list>
            <text:list-item>
              <text:p text:style-name="P98">?? : Success -&gt; Dibuix</text:p>
            </text:list-item>
            <text:list-item>
              <text:p text:style-name="P63"><text:span text:style-name="T18">Perfection 17</text:span> : Perfect-<text:span text:style-name="T19">&gt; img miners de sulfur a java</text:span></text:p>
            </text:list-item>
            <text:list-item>
              <text:p text:style-name="P63"><text:span text:style-name="T18">Unintelligent design: EvPoints left </text:span>-&gt; <text:span text:style-name="T18">Intelligent Design</text:span></text:p>
            </text:list-item>
          </text:list>
        </text:list-item>
      </text:list>
      <text:list xml:id="list143416992273748" text:continue-list="list143415413124629" text:style-name="L50">
        <text:list-header>
          <text:p text:style-name="P60"/>
        </text:list-header>
        <text:list-item>
          <text:p text:style-name="P60">Story:</text:p>
          <text:list>
            <text:list-item>
              <text:p text:style-name="P61">Dibu: Ciutat al fons, i nau a la dreta</text:p>
            </text:list-item>
            <text:list-item>
              <text:p text:style-name="P60">Contingut: </text:p>
            </text:list-item>
            <text:list-item>
              <text:p text:style-name="P60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3555519486361162962" text:style-name="L53">
        <text:list-item>
          <text:p text:style-name="P64">Expandir una població mitjançant terraforming mentre es competeix per un recurs amb una altra cultura</text:p>
          <text:p text:style-name="P64"/>
        </text:list-item>
        <text:list-item>
          <text:p text:style-name="P64">Atributs:</text:p>
          <text:list>
            <text:list-item>
              <text:p text:style-name="P64">Terraform</text:p>
            </text:list-item>
            <text:list-item>
              <text:p text:style-name="P64">Exploitation</text:p>
            </text:list-item>
            <text:list-item>
              <text:p text:style-name="P64">Trade</text:p>
            </text:list-item>
          </text:list>
          <text:p text:style-name="P64"/>
        </text:list-item>
        <text:list-item>
          <text:p text:style-name="P64">Poders:</text:p>
          <text:list>
            <text:list-item>
              <text:p text:style-name="P64">Warfare <text:span text:style-name="T29">(global)</text:span></text:p>
            </text:list-item>
            <text:list-item>
              <text:p text:style-name="P64">Influence <text:span text:style-name="T29">(global)</text:span></text:p>
            </text:list-item>
          </text:list>
          <text:p text:style-name="P64"/>
        </text:list-item>
        <text:list-item>
          <text:p text:style-name="P64">Goals:</text:p>
        </text:list-item>
      </text:list>
      <text:list xml:id="list3314841145305919089" text:style-name="L54">
        <text:list-item>
          <text:list>
            <text:list-item>
              <text:p text:style-name="P65">Population</text:p>
            </text:list-item>
            <text:list-item>
              <text:p text:style-name="P65">Resources</text:p>
            </text:list-item>
            <text:list-item>
              <text:p text:style-name="P65">Resources</text:p>
            </text:list-item>
          </text:list>
        </text:list-item>
      </text:list>
      <text:list xml:id="list143416050969812" text:continue-list="list3555519486361162962" text:style-name="L53">
        <text:list-header>
          <text:p text:style-name="P64"/>
        </text:list-header>
        <text:list-item>
          <text:p text:style-name="P64">Achievements:</text:p>
        </text:list-item>
      </text:list>
      <text:list xml:id="list7277107999788251125" text:style-name="L55">
        <text:list-item>
          <text:list>
            <text:list-item>
              <text:p text:style-name="P99">?? : Success -&gt; Dibuix</text:p>
            </text:list-item>
            <text:list-item>
              <text:p text:style-name="P99">?? : Perfect -&gt; ??</text:p>
            </text:list-item>
            <text:list-item>
              <text:p text:style-name="P99">??</text:p>
            </text:list-item>
          </text:list>
        </text:list-item>
      </text:list>
      <text:list xml:id="list143415478412039" text:continue-list="list143416050969812" text:style-name="L53">
        <text:list-header>
          <text:p text:style-name="P64"/>
        </text:list-header>
        <text:list-item>
          <text:p text:style-name="P64">Story:</text:p>
          <text:list>
            <text:list-item>
              <text:p text:style-name="P64">Dibu: Escena d'intercanvi entre animals i un carro</text:p>
            </text:list-item>
            <text:list-item>
              <text:p text:style-name="P64">Contingut: </text:p>
            </text:list-item>
            <text:list-item>
              <text:p text:style-name="P64">Text: ""</text:p>
            </text:list-item>
          </text:list>
        </text:list-item>
      </text:list>
      <text:p text:style-name="P5">19 - Terraforming + <text:span text:style-name="T30">Warfare</text:span></text:p>
      <text:p text:style-name="P3"/>
      <text:list xml:id="list100444427543552213" text:style-name="L56">
        <text:list-item>
          <text:p text:style-name="P79">Aconseguir suficient població per destruïr l'altra població</text:p>
          <text:p text:style-name="P66"/>
        </text:list-item>
        <text:list-item>
          <text:p text:style-name="P66">Atributs:</text:p>
          <text:list>
            <text:list-item>
              <text:p text:style-name="P66">Terraform</text:p>
            </text:list-item>
            <text:list-item>
              <text:p text:style-name="P81">Technology</text:p>
            </text:list-item>
            <text:list-item>
              <text:p text:style-name="P79">Warfare</text:p>
            </text:list-item>
          </text:list>
          <text:p text:style-name="P66"/>
        </text:list-item>
        <text:list-item>
          <text:p text:style-name="P66">Poders:</text:p>
          <text:list>
            <text:list-item>
              <text:p text:style-name="P66"><text:span text:style-name="T30">Reproduction</text:span> <text:span text:style-name="T29">(global)</text:span></text:p>
            </text:list-item>
            <text:list-item>
              <text:p text:style-name="P66">Mobility <text:span text:style-name="T29">(àrea)</text:span></text:p>
            </text:list-item>
          </text:list>
          <text:p text:style-name="P66"/>
        </text:list-item>
        <text:list-item>
          <text:p text:style-name="P66">Goals:</text:p>
        </text:list-item>
      </text:list>
      <text:list xml:id="list4316784631950002960" text:style-name="L57">
        <text:list-item>
          <text:list>
            <text:list-item>
              <text:p text:style-name="P82">Mobility</text:p>
            </text:list-item>
            <text:list-item>
              <text:p text:style-name="P80">Population</text:p>
            </text:list-item>
            <text:list-item>
              <text:p text:style-name="P80">Mobility</text:p>
            </text:list-item>
          </text:list>
        </text:list-item>
      </text:list>
      <text:list xml:id="list143416939820678" text:continue-list="list100444427543552213" text:style-name="L56">
        <text:list-header>
          <text:p text:style-name="P66"/>
        </text:list-header>
        <text:list-item>
          <text:p text:style-name="P66">Achievements:</text:p>
        </text:list-item>
      </text:list>
      <text:list xml:id="list2121536459330497746" text:style-name="L58">
        <text:list-item>
          <text:list>
            <text:list-item>
              <text:p text:style-name="P100">?? : Success -&gt; Dibuix</text:p>
            </text:list-item>
            <text:list-item>
              <text:p text:style-name="P100">?? : Perfect -&gt; ??</text:p>
            </text:list-item>
            <text:list-item>
              <text:p text:style-name="P100">??</text:p>
            </text:list-item>
          </text:list>
        </text:list-item>
      </text:list>
      <text:list xml:id="list143417101457123" text:continue-list="list143416939820678" text:style-name="L56">
        <text:list-header>
          <text:p text:style-name="P66"/>
        </text:list-header>
        <text:list-item>
          <text:p text:style-name="P66">Story:</text:p>
          <text:list>
            <text:list-item>
              <text:p text:style-name="P66">Dibu: <text:span text:style-name="T30">Escena de guerra</text:span></text:p>
            </text:list-item>
            <text:list-item>
              <text:p text:style-name="P66">Contingut: </text:p>
            </text:list-item>
            <text:list-item>
              <text:p text:style-name="P66">Text: ""</text:p>
            </text:list-item>
          </text:list>
        </text:list-item>
      </text:list>
      <text:p text:style-name="P3"/>
      <text:p text:style-name="P5">20 – <text:span text:style-name="T31">Population + Dispersal</text:span></text:p>
      <text:p text:style-name="P3"/>
      <text:list xml:id="list7908196979055529768" text:style-name="L59">
        <text:list-item>
          <text:p text:style-name="P83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67">Atributs:</text:p>
          <text:list>
            <text:list-item>
              <text:p text:style-name="P67">Reproduction</text:p>
            </text:list-item>
            <text:list-item>
              <text:p text:style-name="P83">Technology</text:p>
            </text:list-item>
            <text:list-item>
              <text:p text:style-name="P83">Resistance</text:p>
            </text:list-item>
          </text:list>
        </text:list-item>
        <text:list-item>
          <text:p text:style-name="P67">Poders:</text:p>
          <text:list>
            <text:list-item>
              <text:p text:style-name="P83">Reproduction</text:p>
            </text:list-item>
            <text:list-item>
              <text:p text:style-name="P67">Mobility <text:span text:style-name="T29">(àrea)</text:span></text:p>
            </text:list-item>
          </text:list>
          <text:p text:style-name="P67"/>
        </text:list-item>
        <text:list-item>
          <text:p text:style-name="P68">Goals:</text:p>
          <text:list>
            <text:list-item>
              <text:p text:style-name="P83">Per eliminar la població:</text:p>
            </text:list-item>
          </text:list>
        </text:list-item>
      </text:list>
      <text:list xml:id="list2667804771105486996" text:style-name="L60">
        <text:list-item>
          <text:list>
            <text:list-item>
              <text:p text:style-name="P84">Population (a 0)</text:p>
            </text:list-item>
          </text:list>
        </text:list-item>
      </text:list>
      <text:list xml:id="list143416811126967" text:continue-list="list7908196979055529768" text:style-name="L59">
        <text:list-item>
          <text:list>
            <text:list-item>
              <text:p text:style-name="P83">Per salvar la població:</text:p>
            </text:list-item>
          </text:list>
        </text:list-item>
      </text:list>
      <text:list xml:id="list3006172445934511278" text:style-name="L61">
        <text:list-item>
          <text:p text:style-name="P85">Population</text:p>
        </text:list-item>
        <text:list-item>
          <text:p text:style-name="P85">Dispersal<text:tab/></text:p>
        </text:list-item>
      </text:list>
      <text:list xml:id="list143416854116501" text:continue-list="list143416811126967" text:style-name="L59">
        <text:list-header>
          <text:p text:style-name="P67"/>
        </text:list-header>
        <text:list-item>
          <text:p text:style-name="P67">Achievements:</text:p>
        </text:list-item>
      </text:list>
      <text:list xml:id="list4669361003912923532" text:style-name="L62">
        <text:list-item>
          <text:p text:style-name="P69"><text:span text:style-name="T17">Humans go home!</text:span> : Success -&gt; Dibuix</text:p>
        </text:list-item>
        <text:list-item>
          <text:p text:style-name="P69"><text:span text:style-name="T21">That's no moon: </text:span>Perfect<text:span text:style-name="T18">ion </text:span>&gt; <text:span text:style-name="T4">Imatge: arrivada a la lluna</text:span></text:p>
        </text:list-item>
        <text:list-item>
          <text:p text:style-name="P69"><text:span text:style-name="T16">Top gamer: No boosts</text:span><text:span text:style-name="T13">: -</text:span><text:span text:style-name="T14">&gt; </text:span><text:span text:style-name="T15">cita carl sagan</text:span></text:p>
        </text:list-item>
      </text:list>
      <text:list xml:id="list143415075912088" text:continue-list="list143416854116501" text:style-name="L59">
        <text:list-header>
          <text:p text:style-name="P67"/>
        </text:list-header>
        <text:list-item>
          <text:p text:style-name="P67">Story:</text:p>
          <text:list>
            <text:list-item>
              <text:p text:style-name="P67">Dibu: Fi del culte als Guies, destrucció dels símbols mentre la nau marxa</text:p>
            </text:list-item>
            <text:list-item>
              <text:p text:style-name="P67">Contingut: </text:p>
            </text:list-item>
            <text:list-item>
              <text:p text:style-name="P67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07T14:34:14.830079094</dc:date>
    <dc:creator>Xavier Rubio Campillo</dc:creator>
    <meta:editing-duration>PT13H31M26S</meta:editing-duration>
    <meta:editing-cycles>57</meta:editing-cycles>
    <meta:generator>LibreOffice/4.2.8.2$Linux_X86_64 LibreOffice_project/42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2" meta:word-count="1759" meta:character-count="8793" meta:non-whitespace-character-count="7897"/>
  </office:meta>
</office:document-meta>
</file>